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8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WWNum9">
      <style:paragraph-properties fo:line-height="150%">
        <style:tab-stops/>
      </style:paragraph-properties>
    </style:style>
    <style:style style:name="P4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WWNum4"/>
    <style:style style:name="P8" style:family="paragraph" style:parent-style-name="List_20_Paragraph" style:list-style-name="WWNum5"/>
    <style:style style:name="P9" style:family="paragraph" style:parent-style-name="List_20_Paragraph" style:list-style-name="WWNum6"/>
    <style:style style:name="P10" style:family="paragraph" style:parent-style-name="List_20_Paragraph" style:list-style-name="WWNum7"/>
    <style:style style:name="P11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use-window-font-color="true" loext:opacity="0%"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2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use-window-font-color="true" loext:opacity="0%" style:font-name="Times New Roman" fo:font-size="12pt" style:text-underline-style="none" style:font-size-asian="12pt" style:font-name-complex="Times New Roman1" style:font-size-complex="12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tyle="italic" fo:font-weight="bold" style:font-style-asian="italic" style:font-weight-asian="bold" style:font-name-complex="Times New Roman1" style:font-style-complex="italic" style:font-weight-complex="bold"/>
    </style:style>
    <style:style style:name="T8" style:family="text">
      <style:text-properties style:font-name="Times New Roman" fo:font-style="italic" fo:font-weight="bold" officeooo:rsid="00051e7f" style:font-style-asian="italic" style:font-weight-asian="bold" style:font-name-complex="Times New Roman1" style:font-style-complex="italic" style:font-weight-complex="bold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fo:color="#000000" loext:opacity="100%" style:font-name="Times New Roman" fo:font-size="12pt" style:text-underline-style="none" style:font-size-asian="12pt" style:font-name-complex="Times New Roman1" style:font-size-complex="12pt">
        <loext:char-complex-color loext:theme-type="dark1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CURRICULUM VITAE: JUNE JEBIWOTT</text:span><text:span text:style-name="T1"/></text:h>
      <text:h text:style-name="Heading_20_2" text:outline-level="2" loext:marker-style-name="T2"><text:span text:style-name="T2">Personal Information</text:span><text:span text:style-name="T2"/></text:h>
      <text:p text:style-name="Standard" loext:marker-style-name="T3"><text:span text:style-name="T3">Name: June Jebiwott</text:span><text:span text:style-name="T3"/></text:p>
      <text:p text:style-name="Standard" loext:marker-style-name="T3"><text:span text:style-name="T3">Mobile: +254745383037</text:span><text:span text:style-name="T3"/></text:p>
      <text:p text:style-name="Standard" loext:marker-style-name="T3"><text:span text:style-name="T3">Email: </text:span><text:a xlink:type="simple" xlink:href="mailto:junekrotich@gmail.com" text:style-name="Internet_20_link" text:visited-style-name="Visited_20_Internet_20_Link"><text:span text:style-name="Internet_20_link"><text:span text:style-name="T3">junekrotich@gmail.com</text:span></text:span></text:a></text:p>
      <text:p text:style-name="Standard" loext:marker-style-name="T3"><text:span text:style-name="Internet_20_link"><text:span text:style-name="T4">Github :</text:span></text:span> <text:span text:style-name="Internet_20_link"><text:span text:style-name="T3">https://github.com/June-Bajim</text:span></text:span></text:p>
      <text:p text:style-name="Standard" loext:marker-style-name="T5"><text:span text:style-name="T5">Experience</text:span><text:span text:style-name="T5"/></text:p>
      <text:p text:style-name="Standard" loext:marker-style-name="T6"><text:span text:style-name="T6">Virtual Mechatronics Laboratory- Software Developer Intern</text:span><text:span text:style-name="T6"/></text:p>
      <text:p text:style-name="Standard" loext:marker-style-name="T7"><text:span text:style-name="T7">September 2024- </text:span><text:span text:style-name="T8">Date</text:span></text:p>
      <text:list text:style-name="WWNum8">
        <text:list-item>
          <text:p text:style-name="P1" loext:marker-style-name="T3"><text:span text:style-name="T3">Managed and updated the existing website, which was built with </text:span><text:span text:style-name="T9">HTML</text:span><text:span text:style-name="T3"> and </text:span><text:span text:style-name="T9">CSS</text:span><text:span text:style-name="T3">, ensuring that content remained accurate and user-friendly.</text:span></text:p>
        </text:list-item>
        <text:list-item>
          <text:p text:style-name="P1" loext:marker-style-name="T3"><text:span text:style-name="T3"><text:s/>Developed a new website using </text:span><text:span text:style-name="T9">React </text:span><text:span text:style-name="T3">and</text:span><text:span text:style-name="T9"> Tailwind CSS</text:span><text:span text:style-name="T3"> for the frontend, </text:span><text:span text:style-name="T9">Node.js</text:span><text:span text:style-name="T3"> for the backend, and </text:span><text:span text:style-name="T9">PostgreSQL</text:span><text:span text:style-name="T3"> as the database, enhancing the lab’s online platform for a smoother, more interactive user experience.</text:span></text:p>
        </text:list-item>
        <text:list-item>
          <text:p text:style-name="P1" loext:marker-style-name="T3"><text:span text:style-name="T3">Improved the website's functionality and performance through regular updates and optimizations, aligning it with the lab's evolving needs and technology standards.</text:span><text:span text:style-name="T3"/></text:p>
        </text:list-item>
        <text:list-item>
          <text:p text:style-name="P1" loext:marker-style-name="T3"><text:span text:style-name="T3">Collaborated closely with team members to integrate new features, troubleshoot issues, and maintain a seamless, high-quality web experience for users.</text:span><text:span text:style-name="T3"/></text:p>
        </text:list-item>
      </text:list>
      <text:p text:style-name="P2" loext:marker-style-name="T10"><text:span text:style-name="T5">Projects:</text:span><text:span text:style-name="T11">Virtual Mechatronics Lab Website</text:span><text:span text:style-name="T10"><text:line-break/></text:span><text:span text:style-name="T11">Purpose:</text:span><text:span text:style-name="T10"> A platform for simulating mechatronics systems, offering interactive learning through virtual labs.<text:line-break/></text:span><text:span text:style-name="T11">Role:</text:span><text:span text:style-name="T10"> Fullstack Developer</text:span></text:p>
      <text:p text:style-name="P2" loext:marker-style-name="T10"><text:span text:style-name="T11">Stack:</text:span><text:span text:style-name="T10"> React, Tailwind CSS ,Node.js, Express, PostgreSQL.</text:span></text:p>
      <text:p text:style-name="P2" loext:marker-style-name="T12"><text:a xlink:type="simple" xlink:href="https://github.com/Siemens-Vr/API" text:style-name="Internet_20_link" text:visited-style-name="Visited_20_Internet_20_Link"><text:span text:style-name="Internet_20_link"><text:span text:style-name="T12">Project Link</text:span></text:span></text:a></text:p>
      <text:p text:style-name="P2" loext:marker-style-name="T11"><text:span text:style-name="T11">Key Contributions:</text:span><text:span text:style-name="T11"/></text:p>
      <text:list text:style-name="WWNum9">
        <text:list-item>
          <text:p text:style-name="P3" loext:marker-style-name="T10"><text:span text:style-name="T11">Developed interactive mechatronics simulations.</text:span><text:span text:style-name="T11"/></text:p>
        </text:list-item>
        <text:list-item>
          <text:p text:style-name="P3" loext:marker-style-name="T10"><text:span text:style-name="T11">Created a user-friendly frontend with React and Tailwind CSS.</text:span><text:span text:style-name="T11"/></text:p>
        </text:list-item>
      </text:list>
      <text:p text:style-name="P2" loext:marker-style-name="T10"><text:span text:style-name="T10">Impact</text:span><text:span text:style-name="T11">: An innovative platform for accessible, hands-on mechatronics learning.</text:span></text:p>
      <text:p text:style-name="P4" loext:marker-style-name="T3"/>
      <text:h text:style-name="Heading_20_2" text:outline-level="2" loext:marker-style-name="T2"><text:soft-page-break/><text:span text:style-name="T2">Certification and Training</text:span><text:span text:style-name="T2"/></text:h>
      <text:list text:style-name="WWNum2">
        <text:list-item>
          <text:p text:style-name="P5" loext:marker-style-name="T3"><text:span text:style-name="T3">February 2024 – March 2024: Cisco Networking Academy; IOT and Digital Transformation.</text:span><text:span text:style-name="T3"/></text:p>
        </text:list-item>
        <text:list-item>
          <text:p text:style-name="P5" loext:marker-style-name="T3"><text:span text:style-name="T3">January 2924 – March 2024: Tech4Dev Community (WT BootCamp); Cyber Security Essential cohort 3.2</text:span><text:span text:style-name="T3"/></text:p>
        </text:list-item>
        <text:list-item>
          <text:p text:style-name="P5" loext:marker-style-name="T3"><text:span text:style-name="T3">August 2023 – November 2023: AWS AI&amp;ML Scholarship (Udacity); AI programming with python.</text:span><text:span text:style-name="T3"/></text:p>
        </text:list-item>
      </text:list>
      <text:p text:style-name="List_20_Paragraph" loext:marker-style-name="T13"><text:span text:style-name="T13"><text:s/></text:span><text:span text:style-name="T13"/></text:p>
      <text:h text:style-name="Heading_20_2" text:outline-level="2" loext:marker-style-name="T2"><text:span text:style-name="T2">Personal Qualifications</text:span><text:span text:style-name="T2"/></text:h>
      <text:list text:style-name="WWNum3">
        <text:list-item>
          <text:p text:style-name="P6" loext:marker-style-name="T3"><text:span text:style-name="T3">Computer Literacy – Proficient in the software and hardware component of a computer. Advanced knowledge in the software skills such as; Word, Powerpoint, Excel and Adobe Acrobat.</text:span><text:span text:style-name="T3"/></text:p>
        </text:list-item>
        <text:list-item>
          <text:p text:style-name="P6" loext:marker-style-name="T3"><text:span text:style-name="T3">AI &amp; ML – Trained various model that help to solve some of our day-to-day challenges.</text:span><text:span text:style-name="T3"/></text:p>
        </text:list-item>
        <text:list-item>
          <text:p text:style-name="P6" loext:marker-style-name="T3"><text:span text:style-name="T3">Cybersecurity – I have skills in Cyber Security and data protection.</text:span><text:span text:style-name="T3"/></text:p>
        </text:list-item>
        <text:list-item>
          <text:p text:style-name="P6" loext:marker-style-name="T3"><text:span text:style-name="T3">Programming Languages – An extensive understanding to various programming languages such as; Python, Java, JavaScript, React, HTML, CSS, C. This has enabled me to develop software, both mobile and websites, train models, networking, project management and cyber security.</text:span><text:span text:style-name="T3"/></text:p>
        </text:list-item>
      </text:list>
      <text:h text:style-name="Heading_20_2" text:outline-level="2" loext:marker-style-name="T2"><text:span text:style-name="T2">Skills and Behaviour</text:span><text:span text:style-name="T2"/></text:h>
      <text:list text:style-name="WWNum4">
        <text:list-item>
          <text:p text:style-name="P7" loext:marker-style-name="T3"><text:span text:style-name="T3">Excellent problem-solving and analytical abilities.</text:span><text:span text:style-name="T3"/></text:p>
        </text:list-item>
        <text:list-item>
          <text:p text:style-name="P7" loext:marker-style-name="T3"><text:span text:style-name="T3">Strong communication and collaboration skills.</text:span><text:span text:style-name="T3"/></text:p>
        </text:list-item>
        <text:list-item>
          <text:p text:style-name="P7" loext:marker-style-name="T3"><text:span text:style-name="T3">Ability to work effectively and adapt to changing requirements.</text:span><text:span text:style-name="T3"/></text:p>
        </text:list-item>
        <text:list-item>
          <text:p text:style-name="P7" loext:marker-style-name="T3"><text:span text:style-name="T3">Self-motivated – dedicated to deliver what’s expected of me.</text:span><text:span text:style-name="T3"/></text:p>
        </text:list-item>
      </text:list>
      <text:h text:style-name="Heading_20_2" text:outline-level="2" loext:marker-style-name="T2"><text:span text:style-name="T2">Hobbies and Interest</text:span><text:span text:style-name="T2"/></text:h>
      <text:p text:style-name="Standard" loext:marker-style-name="T3"><text:span text:style-name="T3">Clubs:</text:span><text:span text:style-name="T3"/></text:p>
      <text:list text:style-name="WWNum5">
        <text:list-item>
          <text:p text:style-name="P8" loext:marker-style-name="T3"><text:span text:style-name="T3">University: A peer educator and ambassador to fight against drug and substance abuse. A secretary at the Peace ambassador Kenya DEKUT charter.</text:span><text:span text:style-name="T3"/></text:p>
        </text:list-item>
        <text:list-item>
          <text:p text:style-name="P8" loext:marker-style-name="T3"><text:span text:style-name="T3">High School: A member of various clubs; Wildlife club, Red Cross Club and Presidential Award Club.</text:span><text:span text:style-name="T3"/></text:p>
        </text:list-item>
      </text:list>
      <text:p text:style-name="Standard" loext:marker-style-name="T3"><text:span text:style-name="T3">Hobbies:</text:span><text:span text:style-name="T3"/></text:p>
      <text:list text:style-name="WWNum6">
        <text:list-item>
          <text:p text:style-name="P9" loext:marker-style-name="T3"><text:span text:style-name="T3">Learning new programming languages.</text:span><text:span text:style-name="T3"/></text:p>
        </text:list-item>
        <text:list-item>
          <text:p text:style-name="P9" loext:marker-style-name="T3"><text:span text:style-name="T3">Reading books</text:span><text:span text:style-name="T3"/></text:p>
        </text:list-item>
        <text:list-item>
          <text:p text:style-name="P9" loext:marker-style-name="T3"><text:span text:style-name="T3">Travelling</text:span><text:span text:style-name="T3"/></text:p>
        </text:list-item>
        <text:list-item>
          <text:p text:style-name="P9" loext:marker-style-name="T3"><text:span text:style-name="T3">Team building activities</text:span><text:span text:style-name="T3"/></text:p>
        </text:list-item>
      </text:list>
      <text:h text:style-name="Heading_20_2" text:outline-level="2" loext:marker-style-name="T2"><text:span text:style-name="T2">Referees</text:span><text:span text:style-name="T2"/></text:h>
      <text:list text:style-name="WWNum7">
        <text:list-item>
          <text:p text:style-name="P10" loext:marker-style-name="T3"><text:span text:style-name="T3">Dr Mr Patrick K. Gikunda</text:span><text:span text:style-name="T3"/></text:p>
        </text:list-item>
      </text:list>
      <text:p text:style-name="List_20_Paragraph" loext:marker-style-name="T3"><text:span text:style-name="T3">Head of Information Technology Department,</text:span><text:span text:style-name="T3"/></text:p>
      <text:p text:style-name="List_20_Paragraph" loext:marker-style-name="T3"><text:span text:style-name="T3">Dedan Kimathi University of Technology</text:span><text:span text:style-name="T3"/></text:p>
      <text:p text:style-name="List_20_Paragraph" loext:marker-style-name="T3"><text:a xlink:type="simple" xlink:href="mailto:Cod-it@dkut.ac.ke" text:style-name="Internet_20_link" text:visited-style-name="Visited_20_Internet_20_Link"><text:span text:style-name="Internet_20_link"><text:span text:style-name="T3">Cod-it@dkut.ac.ke</text:span></text:span></text:a><text:span text:style-name="T3"> </text:span></text:p>
      <text:p text:style-name="List_20_Paragraph" loext:marker-style-name="T3"><text:span text:style-name="T3">Tel: +254713835979</text:span><text:span text:style-name="T3"/></text:p>
      <text:p text:style-name="P11" loext:marker-style-name="T3"/>
      <text:list text:continue-numbering="true" text:style-name="WWNum7">
        <text:list-item>
          <text:p text:style-name="P10" loext:marker-style-name="T3"><text:soft-page-break/><text:span text:style-name="T3"><text:s/>Madam Favour Olenloa</text:span><text:span text:style-name="T3"/></text:p>
        </text:list-item>
      </text:list>
      <text:p text:style-name="List_20_Paragraph" loext:marker-style-name="T3"><text:span text:style-name="T3">Advisor – WT Bootcamp</text:span><text:span text:style-name="T3"/></text:p>
      <text:p text:style-name="List_20_Paragraph" loext:marker-style-name="T3"><text:span text:style-name="T3">Tech4Dev Community</text:span><text:span text:style-name="T3"/></text:p>
      <text:p text:style-name="List_20_Paragraph" loext:marker-style-name="T3"><text:a xlink:type="simple" xlink:href="mailto:wtbootcamp@tech4dev.com" text:style-name="Internet_20_link" text:visited-style-name="Visited_20_Internet_20_Link"><text:span text:style-name="Internet_20_link"><text:span text:style-name="T3">wtbootcamp@tech4dev.com</text:span></text:span></text:a></text:p>
      <text:p text:style-name="P11" loext:marker-style-name="T3"><text:span text:style-name="Internet_20_link"><text:span text:style-name="T3"/></text:span></text:p>
      <text:list text:continue-numbering="true" text:style-name="WWNum7">
        <text:list-item>
          <text:p text:style-name="P10" loext:marker-style-name="T3"><text:span text:style-name="T3">Cheldean Mutheu</text:span><text:span text:style-name="T3"/></text:p>
        </text:list-item>
      </text:list>
      <text:p text:style-name="List_20_Paragraph" loext:marker-style-name="T3"><text:span text:style-name="T3">Software Developers Lead, Virtual Mechatronics Laboratory,</text:span><text:span text:style-name="T3"/></text:p>
      <text:p text:style-name="List_20_Paragraph" loext:marker-style-name="T3"><text:span text:style-name="T3">Siemens Centre, Dedan Kimathi University of Technology’</text:span><text:span text:style-name="T3"/></text:p>
      <text:p text:style-name="List_20_Paragraph" loext:marker-style-name="T3"><text:a xlink:type="simple" xlink:href="Tel:+254%2075" text:style-name="Internet_20_link" text:visited-style-name="Visited_20_Internet_20_Link"><text:span text:style-name="Internet_20_link"><text:span text:style-name="T14">Tel: +254 75</text:span></text:span></text:a><text:span text:style-name="T3">8902540</text:span></text:p>
      <text:p text:style-name="List_20_Paragraph" loext:marker-style-name="T3"><text:a xlink:type="simple" xlink:href="mailto:cheldeanmutheu1@gmail.com" text:style-name="Internet_20_link" text:visited-style-name="Visited_20_Internet_20_Link"><text:span text:style-name="Internet_20_link"><text:span text:style-name="T3">cheldeanmutheu1@gmail.com</text:span></text:span></text:a><text:span text:style-name="T3"> </text:span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KE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KE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" fo:font-family="Calibri" style:font-pitch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6" style:display-name="ListLabel 76" style:family="text">
      <style:text-properties fo:color="#000000" loext:opacity="100%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>
        <loext:char-complex-color loext:theme-type="dark1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ne Rotich</meta:initial-creator>
    <meta:editing-cycles>4</meta:editing-cycles>
    <meta:creation-date>2024-11-12T15:28:00</meta:creation-date>
    <dc:date>2025-03-25T16:02:46.467000000</dc:date>
    <meta:editing-duration>PT18M35S</meta:editing-duration>
    <meta:generator>LibreOffice/24.8.0.3$Windows_X86_64 LibreOffice_project/0bdf1299c94fe897b119f97f3c613e9dca6be583</meta:generator>
    <meta:document-statistic meta:table-count="0" meta:image-count="0" meta:object-count="0" meta:page-count="3" meta:paragraph-count="59" meta:word-count="458" meta:character-count="3324" meta:non-whitespace-character-count="2936"/>
    <meta:user-defined meta:name="AppVersion">16.0000</meta:user-defined>
    <meta:user-defined meta:name="GrammarlyDocumentId">3ae63689-c0e6-42c0-8ac6-36b2547b5f93</meta:user-defined>
    <meta:template xlink:type="simple" xlink:actuate="onRequest" xlink:title="Normal.dotm" xlink:href=""/>
  </office:meta>
</office:document-meta>
</file>